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weta Rafał 209180</text:p>
      <text:p text:style-name="Standard"/>
      <text:p text:style-name="Standard">Udało się zaimplementować tablice asocjacyjną, na podstawie tablicy mieszającej.</text:p>
      <text:p text:style-name="Standard"/>
      <text:p text:style-name="Standard">1. ADT</text:p>
      <text:p text:style-name="Standard"><text:tab/><text:span text:style-name="T1">Podstawowy element programu:</text:span></text:p>
      <text:p text:style-name="Standard"/>
      <text:p text:style-name="Standard"><text:tab/>struct element { </text:p>
      <text:p text:style-name="Standard"/>
      <text:p text:style-name="Standard"><text:tab/><text:tab/>type_value info; </text:p>
      <text:p text:style-name="Standard"><text:tab/><text:tab/>type_key klucz; </text:p>
      <text:p text:style-name="Standard"/>
      <text:p text:style-name="Standard"><text:tab/><text:tab/>element() </text:p>
      <text:p text:style-name="Standard"><text:tab/><text:tab/>{ </text:p>
      <text:p text:style-name="Standard"><text:tab/> <text:s text:c="3"/><text:tab/><text:tab/>info = 0; </text:p>
      <text:p text:style-name="Standard"><text:tab/> <text:s text:c="3"/><text:tab/><text:tab/>klucz = ZERO; </text:p>
      <text:p text:style-name="Standard"><text:tab/><text:tab/>} </text:p>
      <text:p text:style-name="Standard"><text:tab/>}; </text:p>
      <text:p text:style-name="Standard"/>
      <text:p text:style-name="Standard"><text:tab/><text:span text:style-name="T1">tablica z haszowaniem:</text:span></text:p>
      <text:p text:style-name="Standard"><text:tab/></text:p>
      <text:p text:style-name="Standard"><text:tab/>class hasz_tab </text:p>
      <text:p text:style-name="Standard"><text:tab/>{ </text:p>
      <text:p text:style-name="Standard"><text:s text:c="4"/><text:tab/><text:tab/>element&lt;type_key,type_value&gt; *tab; </text:p>
      <text:p text:style-name="Standard"><text:tab/><text:tab/>int rozmiar; </text:p>
      <text:p text:style-name="Standard"/>
      <text:p text:style-name="Standard"><text:s text:c="4"/><text:tab/><text:tab/>public: </text:p>
      <text:p text:style-name="Standard"><text:s text:c="8"/><text:tab/><text:tab/>hasz_tab(int size); </text:p>
      <text:p text:style-name="Standard"><text:tab/><text:tab/>~hasz_tab();</text:p>
      <text:p text:style-name="Standard"/>
      <text:p text:style-name="Standard"><text:tab/><text:tab/>element&lt;type_key,type_value&gt;&amp; operator[] (type_key key) </text:p>
      <text:p text:style-name="Standard"><text:s text:c="4"/><text:tab/><text:tab/>{ </text:p>
      <text:p text:style-name="Standard"><text:s text:c="8"/><text:tab/><text:tab/><text:tab/>return tab[hf(key)]; </text:p>
      <text:p text:style-name="Standard"><text:s text:c="4"/><text:tab/><text:tab/>}</text:p>
      <text:p text:style-name="Standard"/>
      <text:p text:style-name="Standard"><text:s text:c="4"/><text:tab/><text:tab/>#if STRING_KEY </text:p>
      <text:p text:style-name="Standard"><text:s text:c="4"/><text:tab/><text:tab/>element&lt;type_key,type_value&gt;&amp; operator[] (int indeks) </text:p>
      <text:p text:style-name="Standard"><text:s text:c="4"/><text:tab/><text:tab/>{ </text:p>
      <text:p text:style-name="Standard"><text:s text:c="8"/><text:tab/><text:tab/><text:tab/>return tab[indeks]; </text:p>
      <text:p text:style-name="Standard"><text:s text:c="4"/><text:tab/><text:tab/>} </text:p>
      <text:p text:style-name="Standard"><text:s text:c="4"/><text:tab/><text:tab/>#endif </text:p>
      <text:p text:style-name="Standard"><text:s text:c="3"/></text:p>
      <text:p text:style-name="Standard"><text:s text:c="4"/><text:tab/><text:tab/>unsigned int hf(type_key key); </text:p>
      <text:p text:style-name="Standard"><text:tab/>};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tab/>funkcja haszująca:</text:p>
      <text:p text:style-name="P1"><text:tab/><text:span text:style-name="T2">każdy znak mnoży przez miejsce na który stoi i wyznacza reszte z dzielenia sumy dzieląc ją <text:tab/>przez rozmiar tablicy</text:span></text:p>
      <text:p text:style-name="P2"/>
      <text:p text:style-name="P2"><text:tab/>jeśli jest to liczba po protu podstawia ja jako indeks</text:p>
      <text:p text:style-name="Standard"/>
      <text:p text:style-name="Standard"><text:tab/>unsigned int hasz_tab&lt;type_key,type_value&gt;::hf(type_key key) </text:p>
      <text:p text:style-name="Standard"><text:tab/>{ </text:p>
      <text:p text:style-name="Standard"><text:s text:c="4"/><text:tab/><text:tab/>#if STRING_KEY </text:p>
      <text:p text:style-name="Standard"><text:s text:c="4"/><text:tab/><text:tab/>unsigned int klucz_haszujacy = 0; </text:p>
      <text:p text:style-name="Standard"/>
      <text:p text:style-name="Standard"><text:s text:c="4"/><text:tab/><text:tab/>for(int i = 0; i&lt;key.length();i++) </text:p>
      <text:p text:style-name="Standard"><text:s text:c="4"/><text:tab/><text:tab/>{ </text:p>
      <text:p text:style-name="Standard"><text:s text:c="8"/><text:tab/><text:tab/><text:tab/>klucz_haszujacy += key[i]*i; <text:s text:c="9"/>//suma znakow klucza </text:p>
      <text:p text:style-name="Standard"><text:s text:c="4"/><text:tab/><text:tab/>} </text:p>
      <text:p text:style-name="Standard"/>
      <text:p text:style-name="Standard"><text:s text:c="4"/><text:tab/><text:tab/>klucz_haszujacy %= rozmiar; <text:s text:c="3"/>//modula = reszta z dzialenia </text:p>
      <text:p text:style-name="Standard"/>
      <text:p text:style-name="Standard"><text:s text:c="4"/><text:tab/><text:tab/>return klucz_haszujacy; </text:p>
      <text:p text:style-name="Standard"><text:s text:c="4"/><text:tab/><text:tab/>#else</text:p>
      <text:p text:style-name="Standard"/>
      <text:p text:style-name="Standard"><text:s text:c="4"/><text:tab/><text:tab/>unsigned int klucz_haszujacy = key; </text:p>
      <text:p text:style-name="Standard"><text:s text:c="4"/><text:tab/><text:tab/>return klucz_haszujacy; </text:p>
      <text:p text:style-name="Standard"><text:s text:c="2"/></text:p>
      <text:p text:style-name="Standard"><text:s text:c="2"/><text:tab/><text:tab/>#endif </text:p>
      <text:p text:style-name="Standard"/>
      <text:p text:style-name="Standard"/>
      <text:p text:style-name="Standard"><text:tab/>}</text:p>
      <text:p text:style-name="Standard"/>
      <text:list xml:id="list1233733160" text:style-name="L1">
        <text:list-item>
          <text:p text:style-name="P3">Tablica asocjacyjna</text:p>
          <text:p text:style-name="P3"/>
          <text:p text:style-name="P3">klasa definiująca tablice asocjacyjna</text:p>
          <text:p text:style-name="P3"/>
        </text:list-item>
      </text:list>
      <text:p text:style-name="Standard"><text:tab/>class map </text:p>
      <text:p text:style-name="Standard"><text:tab/>{ </text:p>
      <text:p text:style-name="Standard"><text:s text:c="4"/><text:tab/><text:tab/>hasz_tab&lt;type_key,type_value&gt; *tablica_haszowana; </text:p>
      <text:p text:style-name="Standard"><text:s text:c="3"/><text:tab/><text:tab/> int rozmiar; </text:p>
      <text:p text:style-name="Standard"/>
      <text:p text:style-name="Standard"><text:s text:c="4"/><text:tab/><text:tab/>public: </text:p>
      <text:p text:style-name="Standard"><text:s text:c="2"/><text:tab/><text:tab/>map(int size); </text:p>
      <text:p text:style-name="Standard"><text:tab/><text:tab/>~map(); </text:p>
      <text:p text:style-name="Standard"/>
      <text:p text:style-name="Standard"><text:s text:c="3"/><text:tab/><text:tab/>type_value&amp; operator[] (type_key key) </text:p>
      <text:p text:style-name="Standard"><text:s text:c="4"/><text:tab/><text:tab/>{ </text:p>
      <text:p text:style-name="Standard"><text:s text:c="8"/><text:tab/><text:tab/><text:tab/>((*tablica_haszowana)[key]).klucz = key; </text:p>
      <text:p text:style-name="Standard"><text:s text:c="7"/><text:tab/><text:tab/><text:tab/> return ((*tablica_haszowana)[key]).info; </text:p>
      <text:p text:style-name="Standard"><text:s text:c="3"/><text:tab/><text:tab/> } </text:p>
      <text:p text:style-name="Standard"><text:tab/><text:tab/></text:p>
      <text:p text:style-name="Standard"><text:tab/><text:tab/>int end();</text:p>
      <text:p text:style-name="Standard"><text:s text:c="4"/><text:tab/><text:tab/>int find(type_key key); </text:p>
      <text:p text:style-name="Standard"><text:s text:c="4"/><text:tab/><text:tab/>void erase(int indeks); </text:p>
      <text:p text:style-name="Standard"><text:s text:c="2"/></text:p>
      <text:p text:style-name="Standard"><text:soft-page-break/><text:tab/><text:tab/> #if STRING_KEY </text:p>
      <text:p text:style-name="Standard"><text:s text:c="4"/><text:tab/><text:tab/><text:tab/>void erase(type_key key); </text:p>
      <text:p text:style-name="Standard"><text:s text:c="4"/><text:tab/><text:tab/>#endif </text:p>
      <text:p text:style-name="Standard"><text:s text:c="4"/></text:p>
      <text:p text:style-name="Standard"><text:s text:c="4"/><text:tab/><text:tab/>void clear();</text:p>
      <text:p text:style-name="Standard"><text:tab/>}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3-25T22:53:26</meta:creation-date>
    <dc:date>2015-04-15T23:14:19</dc:date>
    <dc:creator>Rafał Serweta</dc:creator>
    <meta:editing-duration>PT33M22S</meta:editing-duration>
    <meta:editing-cycles>33</meta:editing-cycles>
    <meta:generator>LibreOffice/3.5$Linux_X86_64 LibreOffice_project/350m1$Build-2</meta:generator>
    <meta:document-statistic meta:table-count="0" meta:image-count="0" meta:object-count="0" meta:page-count="3" meta:paragraph-count="80" meta:word-count="194" meta:character-count="1855" meta:non-whitespace-character-count="1339"/>
  </office:meta>
</office:document-meta>
</file>